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9138" officeooo:paragraph-rsid="001e9138"/>
    </style:style>
    <style:style style:name="P2" style:family="paragraph" style:parent-style-name="Standard">
      <style:text-properties officeooo:rsid="001fefd0" officeooo:paragraph-rsid="001fefd0"/>
    </style:style>
    <style:style style:name="P3" style:family="paragraph" style:parent-style-name="Standard">
      <style:text-properties officeooo:rsid="001fefd0" officeooo:paragraph-rsid="0026647b"/>
    </style:style>
    <style:style style:name="P4" style:family="paragraph" style:parent-style-name="Standard">
      <style:text-properties officeooo:rsid="001fefd0" officeooo:paragraph-rsid="0026647b"/>
    </style:style>
    <style:style style:name="P5" style:family="paragraph" style:parent-style-name="Standard">
      <style:text-properties officeooo:rsid="0028d705" officeooo:paragraph-rsid="0028d705"/>
    </style:style>
    <style:style style:name="T1" style:family="text">
      <style:text-properties officeooo:rsid="00212b2e"/>
    </style:style>
    <style:style style:name="T2" style:family="text">
      <style:text-properties officeooo:rsid="0022c104"/>
    </style:style>
    <style:style style:name="T3" style:family="text">
      <style:text-properties officeooo:rsid="00234938"/>
    </style:style>
    <style:style style:name="T4" style:family="text">
      <style:text-properties officeooo:rsid="00240fef"/>
    </style:style>
    <style:style style:name="T5" style:family="text">
      <style:text-properties officeooo:rsid="0024eeb5"/>
    </style:style>
    <style:style style:name="T6" style:family="text">
      <style:text-properties officeooo:rsid="002664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30%</text:p>
      <text:p text:style-name="P1">– <text:span text:style-name="T2">(Doc a entregar) </text:span>No final entregar relatório</text:p>
      <text:p text:style-name="P1"/>
      <text:p text:style-name="P1">Uso de GITHUB (projeto)</text:p>
      <text:p text:style-name="P1">(Uso de repositório)</text:p>
      <text:p text:style-name="P2">O código é guardado na nuvem e é público.</text:p>
      <text:p text:style-name="P2"/>
      <text:p text:style-name="P2"/>
      <text:p text:style-name="P2">Aulas Téorico-Práticas (2h30<text:span text:style-name="T1">m</text:span>)</text:p>
      <text:p text:style-name="P2"><text:tab/>-<text:span text:style-name="T1">Tarefas práticas que são apresentadas (5min)</text:span></text:p>
      <text:p text:style-name="P2"><text:tab/><text:tab/>-<text:span text:style-name="T1">Desafios</text:span></text:p>
      <text:p text:style-name="P2"><text:tab/><text:tab/>-<text:span text:style-name="T1">Glossário</text:span></text:p>
      <text:p text:style-name="P2"><text:tab/>-<text:span text:style-name="T3">Testes 40%</text:span></text:p>
      <text:p text:style-name="P2"><text:tab/><text:tab/>-<text:span text:style-name="T4">São realizados em 30 minutos com uma tolerância de 15 minutos.</text:span></text:p>
      <text:p text:style-name="P2"><text:tab/><text:tab/><text:tab/><text:span text:style-name="T4">(Proposta de se realizar fora do momento de aula, em um sábado no Moodle)</text:span></text:p>
      <text:p text:style-name="P2"><text:tab/><text:tab/>-<text:span text:style-name="T5">Cada teste vale 10% da nota.</text:span></text:p>
      <text:p text:style-name="P2"><text:tab/><text:tab/>-<text:span text:style-name="T6">1º Teste (17 de Março) às 10h:30m</text:span></text:p>
      <text:p text:style-name="P3"><text:tab/><text:tab/>-<text:span text:style-name="T6">2º Teste (21 de Abril) às 10h:30m</text:span></text:p>
      <text:p text:style-name="P3"><text:tab/><text:tab/>-<text:span text:style-name="T6">3º Teste (12 de Maio) às 10h:30m</text:span></text:p>
      <text:p text:style-name="P3"><text:tab/><text:tab/>-<text:span text:style-name="T6">4º Teste (2 de Junho) às 10h:30m</text:span></text:p>
      <text:p text:style-name="P3"/>
      <text:p text:style-name="P3"/>
      <text:p text:style-name="P5">Horário de atendimento → Quintas feiras às 9 horas. Mandar e-mail a confirmar a presença do professor e do alun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6T10:55:53.073120824</meta:creation-date>
    <dc:date>2018-02-23T10:48:40.008606776</dc:date>
    <meta:editing-duration>PT20M23S</meta:editing-duration>
    <meta:editing-cycles>11</meta:editing-cycles>
    <meta:generator>LibreOffice/5.4.2.2$Linux_X86_64 LibreOffice_project/40m0$Build-2</meta:generator>
    <meta:document-statistic meta:table-count="0" meta:image-count="0" meta:object-count="0" meta:page-count="1" meta:paragraph-count="18" meta:word-count="117" meta:character-count="675" meta:non-whitespace-character-count="554"/>
  </office:meta>
</office:document-meta>
</file>